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4472c4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5" loext:color-type="theme"/>
        <loext:fill-complex-color loext:theme-type="light1" loext:color-type="theme"/>
      </style:graphic-properties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4472c4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5" loext:color-type="theme"/>
        <loext:fill-complex-color loext:theme-type="light1" loext:color-type="theme"/>
      </style:graphic-properties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4472c4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5" loext:color-type="theme"/>
        <loext:fill-complex-color loext:theme-type="light1" loext:color-type="theme"/>
      </style:graphic-properties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4472c4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5" loext:color-type="theme"/>
        <loext:fill-complex-color loext:theme-type="light1" loext:color-type="theme"/>
      </style:graphic-properties>
      <style:paragraph-properties style:writing-mode="lr-tb"/>
    </style:style>
    <style:style style:name="gr5" style:family="graphic" style:parent-style-name="standard">
      <style:graphic-properties draw:stroke="solid" svg:stroke-width="0.035cm" svg:stroke-color="#4472c4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5" loext:color-type="theme"/>
        <loext:fill-complex-color loext:theme-type="light1" loext:color-type="theme"/>
      </style:graphic-properties>
    </style:style>
    <style:style style:name="gr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8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accent1" loext:color-type="theme"/>
      </style:graphic-properties>
    </style:style>
    <style:style style:name="gr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35cm" svg:stroke-color="#00b05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0" style:family="graphic" style:parent-style-name="standard">
      <style:graphic-properties draw:stroke="solid" svg:stroke-width="0.018cm" svg:stroke-color="#5b9bd5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35cm" svg:stroke-color="#4472c4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5" loext:color-type="theme"/>
        <loext:fill-complex-color loext:theme-type="light1" loext:color-type="theme"/>
      </style:graphic-properties>
      <style:paragraph-properties style:writing-mode="lr-tb"/>
    </style:style>
    <style:style style:name="gr25" style:family="graphic" style:parent-style-name="standard" style:list-style-name="L1">
      <style:graphic-properties draw:stroke="solid" svg:stroke-width="0.035cm" svg:stroke-color="#4472c4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5" loext:color-type="theme"/>
        <loext:fill-complex-color loext:theme-type="light1" loext:color-type="theme"/>
      </style:graphic-properties>
      <style:paragraph-properties style:writing-mode="lr-tb"/>
    </style:style>
    <style:style style:name="gr26" style:family="graphic" style:parent-style-name="standard" style:list-style-name="L1">
      <style:graphic-properties draw:stroke="solid" svg:stroke-width="0.035cm" svg:stroke-color="#4472c4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5" loext:color-type="theme"/>
        <loext:fill-complex-color loext:theme-type="light1" loext:color-type="theme"/>
      </style:graphic-properties>
      <style:paragraph-properties style:writing-mode="lr-tb"/>
    </style:style>
    <style:style style:name="gr27" style:family="graphic">
      <style:graphic-properties style:protect="size" loext:decorative="false"/>
    </style:style>
    <style:style style:name="pr1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3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Parallelogramm 4" draw:style-name="gr1" draw:text-style-name="P2" xml:id="id1" draw:id="id1" draw:layer="layout" svg:width="3.69cm" svg:height="1.878cm" svg:x="7.25cm" svg:y="1.177cm">
          <text:p text:style-name="P1"><text:span text:style-name="T1">User input</text:span></text:p>
          <draw:enhanced-geometry draw:mirror-horizontal="false" draw:mirror-vertical="false" draw:glue-points="?f9 0 ?f8 0 ?f5 ?f21 ?f7 ?f22 ?f9 ?f22 ?f10 ?f21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aute 5" draw:style-name="gr2" draw:text-style-name="P2" xml:id="id2" draw:id="id2" draw:layer="layout" svg:width="2.896cm" svg:height="3.042cm" svg:x="7.646cm" svg:y="3.585cm">
          <text:p text:style-name="P1"><text:span text:style-name="T1">isVoice?</text:span></text:p>
          <draw:enhanced-geometry draw:mirror-horizontal="false" draw:mirror-vertical="false" draw:glue-points="?f2 0 0 ?f3 ?f2 ?f4 ?f5 ?f3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hteck 6" draw:style-name="gr3" draw:text-style-name="P2" xml:id="id5" draw:id="id5" draw:layer="layout" svg:width="3.637cm" svg:height="1.891cm" svg:x="7.276cm" svg:y="14.308cm">
          <text:p text:style-name="P1"><text:span text:style-name="T1">determineIn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4" draw:text-style-name="P2" xml:id="id3" draw:id="id3" draw:layer="layout" svg:width="3.637cm" svg:height="1.891cm" svg:x="2.738cm" svg:y="4.161cm">
          <text:p text:style-name="P1"><text:span text:style-name="T1">Textif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ute 9" draw:style-name="gr5" draw:text-style-name="P3" xml:id="id4" draw:id="id4" draw:layer="layout" svg:width="2.896cm" svg:height="3.042cm" svg:x="7.646cm" svg:y="7.051cm">
          <text:p text:style-name="P1"><text:span text:style-name="T1"/></text:p>
          <draw:enhanced-geometry draw:mirror-horizontal="false" draw:mirror-vertical="false" draw:glue-points="?f2 0 0 ?f3 ?f2 ?f4 ?f5 ?f3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Textfeld 10" draw:style-name="gr6" draw:text-style-name="P4" draw:layer="layout" svg:width="2.514cm" svg:height="1.013cm" svg:x="7.838cm" svg:y="8.252cm">
          <text:p text:style-name="P1"><text:span text:style-name="T1">isDetermined</text:span><text:span text:style-name="T1"><text:line-break/></text:span><text:span text:style-name="T1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 Verbindung mit Pfeil 12" draw:style-name="gr7" draw:text-style-name="P5" draw:layer="layout" draw:type="line" svg:x1="9.095cm" svg:y1="3.055cm" svg:x2="9.094cm" svg:y2="3.585cm" draw:start-shape="id1" draw:start-glue-point="8" draw:end-shape="id2" draw:end-glue-point="4" svg:d="M9095 3055l-1 530" svg:viewBox="0 0 2 531">
          <text:p/>
        </draw:connector>
        <draw:connector draw:name="Gerade Verbindung mit Pfeil 14" draw:style-name="gr7" draw:text-style-name="P5" draw:layer="layout" draw:type="line" svg:x1="7.646cm" svg:y1="5.106cm" svg:x2="6.375cm" svg:y2="5.106cm" draw:start-shape="id2" draw:start-glue-point="5" draw:end-shape="id3" draw:end-glue-point="1" svg:d="M7646 5106h-1271" svg:viewBox="0 0 1272 1">
          <text:p/>
        </draw:connector>
        <draw:connector draw:name="Gerade Verbindung mit Pfeil 16" draw:style-name="gr7" draw:text-style-name="P5" draw:layer="layout" draw:type="line" svg:x1="9.094cm" svg:y1="6.627cm" svg:x2="9.094cm" svg:y2="7.051cm" draw:start-shape="id2" draw:start-glue-point="6" draw:end-shape="id4" draw:end-glue-point="4" svg:d="M9094 6627v424" svg:viewBox="0 0 1 425">
          <text:p/>
        </draw:connector>
        <draw:connector draw:name="Gewinkelter Verbinder 20" draw:style-name="gr8" draw:text-style-name="P5" draw:layer="layout" draw:line-skew="1.26cm" svg:x1="4.556cm" svg:y1="6.052cm" svg:x2="7.646cm" svg:y2="8.572cm" draw:start-shape="id3" draw:start-glue-point="2" draw:end-shape="id4" draw:end-glue-point="5" svg:d="M4556 6052v2520h3090" svg:viewBox="0 0 3091 2521">
          <text:p/>
        </draw:connector>
        <draw:custom-shape draw:name="Textfeld 21" draw:style-name="gr9" draw:text-style-name="P7" draw:layer="layout" svg:width="0.677cm" svg:height="0.631cm" svg:x="7.642cm" svg:y="4.786cm">
          <text:p text:style-name="P6"><text:span text:style-name="T1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7" xml:id="id7" draw:id="id7" draw:layer="layout" svg:width="0.677cm" svg:height="0.631cm" svg:x="9.897cm" svg:y="8.252cm">
          <text:p text:style-name="P6"><text:span text:style-name="T1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1" draw:text-style-name="P7" draw:layer="layout" svg:width="0.74cm" svg:height="0.631cm" svg:x="8.725cm" svg:y="5.987cm">
          <text:p text:style-name="P6"><text:span text:style-name="T1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2" draw:text-style-name="P7" xml:id="id12" draw:id="id12" draw:layer="layout" svg:width="0.74cm" svg:height="0.631cm" svg:x="8.725cm" svg:y="9.468cm">
          <text:p text:style-name="P6"><text:span text:style-name="T1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ute 25" draw:style-name="gr5" draw:text-style-name="P3" xml:id="id6" draw:id="id6" draw:layer="layout" svg:width="2.896cm" svg:height="3.042cm" svg:x="7.653cm" svg:y="16.753cm">
          <text:p text:style-name="P1"><text:span text:style-name="T1"/></text:p>
          <draw:enhanced-geometry draw:mirror-horizontal="false" draw:mirror-vertical="false" draw:glue-points="?f2 0 0 ?f3 ?f2 ?f4 ?f5 ?f3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Textfeld 26" draw:style-name="gr13" draw:text-style-name="P4" draw:layer="layout" svg:width="1.672cm" svg:height="1.013cm" svg:x="8.263cm" svg:y="17.833cm">
          <text:p text:style-name="P1"><text:span text:style-name="T1">isAction</text:span><text:span text:style-name="T1"><text:line-break/></text:span><text:span text:style-name="T1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 Verbindung mit Pfeil 28" draw:style-name="gr7" draw:text-style-name="P5" draw:layer="layout" draw:type="line" svg:x1="9.094cm" svg:y1="16.199cm" svg:x2="9.101cm" svg:y2="16.753cm" draw:start-shape="id5" draw:start-glue-point="2" draw:end-shape="id6" draw:end-glue-point="4" svg:d="M9094 16199l7 554" svg:viewBox="0 0 8 555">
          <text:p/>
        </draw:connector>
        <draw:custom-shape draw:name="Textfeld 30" draw:style-name="gr14" draw:text-style-name="P7" xml:id="id8" draw:id="id8" draw:layer="layout" svg:width="0.677cm" svg:height="0.631cm" svg:x="9.903cm" svg:y="17.953cm">
          <text:p text:style-name="P6"><text:span text:style-name="T1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5" draw:text-style-name="P7" draw:layer="layout" svg:width="0.74cm" svg:height="0.631cm" svg:x="8.729cm" svg:y="19.154cm">
          <text:p text:style-name="P6"><text:span text:style-name="T1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6" draw:text-style-name="P2" xml:id="id17" draw:id="id17" draw:layer="layout" svg:width="1.864cm" svg:height="1.838cm" svg:x="8.155cm" svg:y="26.745cm">
          <text:p text:style-name="P1"><text:span text:style-name="T1">Out/</text:span><text:span text:style-name="T1"><text:line-break/></text:span><text:span text:style-name="T1">Exit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Gewinkelter Verbinder 35" draw:style-name="gr8" draw:text-style-name="P5" draw:layer="layout" draw:line-skew="1.759cm" svg:x1="10.574cm" svg:y1="8.567cm" svg:x2="14.093cm" svg:y2="17.33cm" draw:start-shape="id7" draw:start-glue-point="1" svg:d="M10574 8567h3519v8763" svg:viewBox="0 0 3520 8764">
          <text:p/>
        </draw:connector>
        <draw:connector draw:name="Gerade Verbindung mit Pfeil 37" draw:style-name="gr7" draw:text-style-name="P5" draw:layer="layout" draw:type="line" svg:x1="10.58cm" svg:y1="18.268cm" svg:x2="12.332cm" svg:y2="18.249cm" draw:start-shape="id8" draw:start-glue-point="1" draw:end-shape="id9" draw:end-glue-point="3" svg:d="M10580 18268l1752-19" svg:viewBox="0 0 1753 20">
          <text:p/>
        </draw:connector>
        <draw:connector draw:name="Gerade Verbindung mit Pfeil 39" draw:style-name="gr7" draw:text-style-name="P5" draw:layer="layout" draw:type="line" svg:x1="14.093cm" svg:y1="19.19cm" svg:x2="14.093cm" svg:y2="20.591cm" draw:end-shape="id10" draw:end-glue-point="4" svg:d="M14093 19190v1401" svg:viewBox="0 0 1 1402">
          <text:p/>
        </draw:connector>
        <draw:custom-shape draw:name="Raute 42" draw:style-name="gr5" draw:text-style-name="P3" xml:id="id13" draw:id="id13" draw:layer="layout" svg:width="2.896cm" svg:height="3.042cm" svg:x="7.646cm" svg:y="10.633cm">
          <text:p text:style-name="P1"><text:span text:style-name="T1"/></text:p>
          <draw:enhanced-geometry draw:mirror-horizontal="false" draw:mirror-vertical="false" draw:glue-points="?f2 0 0 ?f3 ?f2 ?f4 ?f5 ?f3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Textfeld 43" draw:style-name="gr17" draw:text-style-name="P4" draw:layer="layout" svg:width="2.184cm" svg:height="1.013cm" svg:x="8.003cm" svg:y="11.834cm">
          <text:p text:style-name="P1"><text:span text:style-name="T1">isHardcode</text:span><text:span text:style-name="T1"><text:line-break/></text:span><text:span text:style-name="T1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4" draw:style-name="gr18" draw:text-style-name="P7" xml:id="id11" draw:id="id11" draw:layer="layout" svg:width="0.677cm" svg:height="0.631cm" svg:x="9.897cm" svg:y="11.834cm">
          <text:p text:style-name="P6"><text:span text:style-name="T1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9" draw:text-style-name="P7" xml:id="id14" draw:id="id14" draw:layer="layout" svg:width="0.74cm" svg:height="0.631cm" svg:x="8.725cm" svg:y="13.05cm">
          <text:p text:style-name="P6"><text:span text:style-name="T1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r Verbinder 49" draw:style-name="gr20" draw:text-style-name="P5" draw:layer="layout" draw:type="line" svg:x1="10.574cm" svg:y1="12.149cm" svg:x2="14.093cm" svg:y2="12.179cm" draw:start-shape="id11" draw:start-glue-point="1" svg:d="M10574 12149l3519 30" svg:viewBox="0 0 3520 31">
          <text:p/>
        </draw:connector>
        <draw:connector draw:name="Gerade Verbindung mit Pfeil 51" draw:style-name="gr7" draw:text-style-name="P5" draw:layer="layout" draw:type="line" svg:x1="9.095cm" svg:y1="10.099cm" svg:x2="9.094cm" svg:y2="10.633cm" draw:start-shape="id12" draw:start-glue-point="2" draw:end-shape="id13" draw:end-glue-point="4" svg:d="M9095 10099l-1 534" svg:viewBox="0 0 2 535">
          <text:p/>
        </draw:connector>
        <draw:connector draw:name="Gerade Verbindung mit Pfeil 57" draw:style-name="gr7" draw:text-style-name="P5" draw:layer="layout" draw:type="line" svg:x1="9.095cm" svg:y1="13.681cm" svg:x2="9.094cm" svg:y2="14.308cm" draw:start-shape="id14" draw:start-glue-point="2" draw:end-shape="id5" draw:end-glue-point="0" svg:d="M9095 13681l-1 627" svg:viewBox="0 0 2 628">
          <text:p/>
        </draw:connector>
        <draw:custom-shape draw:name="Raute 68" draw:style-name="gr5" draw:text-style-name="P3" xml:id="id10" draw:id="id10" draw:layer="layout" svg:width="2.896cm" svg:height="3.042cm" svg:x="12.645cm" svg:y="20.591cm">
          <text:p text:style-name="P1"><text:span text:style-name="T1"/></text:p>
          <draw:enhanced-geometry draw:mirror-horizontal="false" draw:mirror-vertical="false" draw:glue-points="?f2 0 0 ?f3 ?f2 ?f4 ?f5 ?f3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Textfeld 69" draw:style-name="gr21" draw:text-style-name="P4" draw:layer="layout" svg:width="2.07cm" svg:height="1.013cm" svg:x="13.055cm" svg:y="21.672cm">
          <text:p text:style-name="P1"><text:span text:style-name="T1">isResolved</text:span><text:span text:style-name="T1"><text:line-break/></text:span><text:span text:style-name="T1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22" draw:text-style-name="P7" draw:layer="layout" svg:width="0.677cm" svg:height="0.631cm" svg:x="13.753cm" svg:y="23.01cm">
          <text:p text:style-name="P6"><text:span text:style-name="T1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1" draw:style-name="gr23" draw:text-style-name="P7" draw:layer="layout" svg:width="0.74cm" svg:height="0.631cm" svg:x="12.629cm" svg:y="21.792cm">
          <text:p text:style-name="P6"><text:span text:style-name="T1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24" draw:text-style-name="P2" xml:id="id9" draw:id="id9" draw:layer="layout" svg:width="3.637cm" svg:height="1.891cm" svg:x="12.332cm" svg:y="17.304cm">
          <text:p text:style-name="P1"><text:span text:style-name="T1">call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8" draw:style-name="gr25" draw:text-style-name="P2" xml:id="id15" draw:id="id15" draw:layer="layout" svg:width="3.637cm" svg:height="1.891cm" svg:x="7.276cm" svg:y="21.173cm">
          <text:p text:style-name="P1"><text:span text:style-name="T1">callC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 Verbindung mit Pfeil 80" draw:style-name="gr7" draw:text-style-name="P5" draw:layer="layout" draw:type="line" svg:x1="9.101cm" svg:y1="19.795cm" svg:x2="9.094cm" svg:y2="21.173cm" draw:start-shape="id6" draw:start-glue-point="6" draw:end-shape="id15" draw:end-glue-point="0" svg:d="M9101 19795l-7 1378" svg:viewBox="0 0 8 1379">
          <text:p/>
        </draw:connector>
        <draw:connector draw:name="Gerade Verbindung mit Pfeil 82" draw:style-name="gr7" draw:text-style-name="P5" draw:layer="layout" draw:type="line" svg:x1="12.645cm" svg:y1="22.112cm" svg:x2="10.913cm" svg:y2="22.118cm" draw:start-shape="id10" draw:start-glue-point="5" draw:end-shape="id15" draw:end-glue-point="1" svg:d="M12645 22112l-1732 6" svg:viewBox="0 0 1733 7">
          <text:p/>
        </draw:connector>
        <draw:custom-shape draw:name="Rechteck 86" draw:style-name="gr26" draw:text-style-name="P2" xml:id="id16" draw:id="id16" draw:layer="layout" svg:width="3.637cm" svg:height="1.891cm" svg:x="7.268cm" svg:y="24.296cm">
          <text:p text:style-name="P1"><text:span text:style-name="T1">Voicif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 Verbindung mit Pfeil 88" draw:style-name="gr7" draw:text-style-name="P5" draw:layer="layout" draw:type="line" svg:x1="9.094cm" svg:y1="23.064cm" svg:x2="9.086cm" svg:y2="24.296cm" draw:start-shape="id15" draw:start-glue-point="2" draw:end-shape="id16" draw:end-glue-point="0" svg:d="M9094 23064l-8 1232" svg:viewBox="0 0 9 1233">
          <text:p/>
        </draw:connector>
        <draw:connector draw:name="Gerade Verbindung mit Pfeil 92" draw:style-name="gr7" draw:text-style-name="P5" draw:layer="layout" draw:type="line" svg:x1="9.086cm" svg:y1="26.187cm" svg:x2="9.087cm" svg:y2="26.745cm" draw:start-shape="id16" draw:start-glue-point="2" draw:end-shape="id17" draw:end-glue-point="4" svg:d="M9086 26187l1 558" svg:viewBox="0 0 2 559">
          <text:p/>
        </draw:connector>
        <draw:connector draw:name="Gewinkelter Verbinder 94" draw:style-name="gr8" draw:text-style-name="P5" draw:layer="layout" draw:line-skew="2.015cm" svg:x1="14.093cm" svg:y1="23.633cm" svg:x2="10.905cm" svg:y2="25.241cm" draw:start-shape="id10" draw:start-glue-point="6" draw:end-shape="id16" draw:end-glue-point="1" svg:d="M14093 23633v1608h-3188" svg:viewBox="0 0 3189 1609">
          <text:p/>
        </draw:connector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vertikaler_20_Text-background" style:display-name="Titel und vertikaler Text-background" style:family="presentation">
      <style:graphic-properties draw:stroke="none" draw:fill="solid" draw:fill-color="#ffffff"/>
      <style:text-properties style:letter-kerning="true"/>
    </style:style>
    <style:style style:name="Titel_20_und_20_vertikaler_20_Text-backgroundobjects" style:display-name="Titel und vertikale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vertikaler_20_Text-notes" style:display-name="Titel und vertikale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outline1" style:display-name="Titel und vertikaler Text-outline1" style:family="presentation">
      <style:graphic-properties draw:stroke="none" draw:fill="none" draw:auto-grow-height="false" draw:fit-to-size="false" style:shrink-to-fit="true" style:writing-mode="lr-tb">
        <text:list-style style:name="Titel_20_und_20_vertikaler_20_Text-outline1" style:display-name="Titel und vertikaler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vertikaler_20_Text-outline2" style:display-name="Titel und vertikaler Text-outline2" style:family="presentation" style:parent-style-name="Titel_20_und_20_vertikaler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_20_und_20_vertikaler_20_Text-outline3" style:display-name="Titel und vertikaler Text-outline3" style:family="presentation" style:parent-style-name="Titel_20_und_20_vertikaler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vertikaler_20_Text-outline4" style:display-name="Titel und vertikaler Text-outline4" style:family="presentation" style:parent-style-name="Titel_20_und_20_vertikaler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vertikaler_20_Text-outline5" style:display-name="Titel und vertikaler Text-outline5" style:family="presentation" style:parent-style-name="Titel_20_und_20_vertikaler_20_Text-outline4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6" style:display-name="Titel und vertikaler Text-outline6" style:family="presentation" style:parent-style-name="Titel_20_und_20_vertikaler_20_Text-outline5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7" style:display-name="Titel und vertikaler Text-outline7" style:family="presentation" style:parent-style-name="Titel_20_und_20_vertikaler_20_Text-outline6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8" style:display-name="Titel und vertikaler Text-outline8" style:family="presentation" style:parent-style-name="Titel_20_und_20_vertikaler_20_Text-outline7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9" style:display-name="Titel und vertikaler Text-outline9" style:family="presentation" style:parent-style-name="Titel_20_und_20_vertikaler_20_Text-outline8">
      <style:paragraph-properties fo:margin-top="0.1cm" fo:margin-bottom="0cm"/>
      <style:text-properties fo:font-size="20pt" style:font-size-asian="20pt" style:font-size-complex="20pt"/>
    </style:style>
    <style:style style:name="Titel_20_und_20_vertikaler_20_Text-subtitle" style:display-name="Titel und vertikaler Text-subtitle" style:family="presentation">
      <style:graphic-properties draw:stroke="none" draw:fill="none" draw:textarea-vertical-align="middle">
        <text:list-style style:name="Titel_20_und_20_vertikaler_20_Text-subtitle" style:display-name="Titel und vertikaler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title" style:display-name="Titel und vertikaler Text-title" style:family="presentation">
      <style:graphic-properties draw:stroke="none" draw:fill="none" draw:textarea-vertical-align="middle" style:writing-mode="lr-tb">
        <text:list-style style:name="Titel_20_und_20_vertikaler_20_Text-title" style:display-name="Titel und vertikaler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kaler_20_Titel_20_und_20_Text-background" style:display-name="Vertikaler Titel und Text-background" style:family="presentation">
      <style:graphic-properties draw:stroke="none" draw:fill="solid" draw:fill-color="#ffffff"/>
      <style:text-properties style:letter-kerning="true"/>
    </style:style>
    <style:style style:name="Vertikaler_20_Titel_20_und_20_Text-backgroundobjects" style:display-name="Vertikaler Titel u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kaler_20_Titel_20_und_20_Text-notes" style:display-name="Vertikaler Titel u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outline1" style:display-name="Vertikaler Titel und Text-outline1" style:family="presentation">
      <style:graphic-properties draw:stroke="none" draw:fill="none" draw:auto-grow-height="false" draw:fit-to-size="false" style:shrink-to-fit="true" style:writing-mode="lr-tb">
        <text:list-style style:name="Vertikaler_20_Titel_20_und_20_Text-outline1" style:display-name="Vertikaler Titel u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kaler_20_Titel_20_und_20_Text-outline2" style:display-name="Vertikaler Titel und Text-outline2" style:family="presentation" style:parent-style-name="Vertikaler_20_Titel_20_u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kaler_20_Titel_20_und_20_Text-outline3" style:display-name="Vertikaler Titel und Text-outline3" style:family="presentation" style:parent-style-name="Vertikaler_20_Titel_20_u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tikaler_20_Titel_20_und_20_Text-outline4" style:display-name="Vertikaler Titel und Text-outline4" style:family="presentation" style:parent-style-name="Vertikaler_20_Titel_20_u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tikaler_20_Titel_20_und_20_Text-outline5" style:display-name="Vertikaler Titel und Text-outline5" style:family="presentation" style:parent-style-name="Vertikaler_20_Titel_20_und_20_Text-outline4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6" style:display-name="Vertikaler Titel und Text-outline6" style:family="presentation" style:parent-style-name="Vertikaler_20_Titel_20_und_20_Text-outline5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7" style:display-name="Vertikaler Titel und Text-outline7" style:family="presentation" style:parent-style-name="Vertikaler_20_Titel_20_und_20_Text-outline6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8" style:display-name="Vertikaler Titel und Text-outline8" style:family="presentation" style:parent-style-name="Vertikaler_20_Titel_20_und_20_Text-outline7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9" style:display-name="Vertikaler Titel und Text-outline9" style:family="presentation" style:parent-style-name="Vertikaler_20_Titel_20_und_20_Text-outline8">
      <style:paragraph-properties fo:margin-top="0.1cm" fo:margin-bottom="0cm"/>
      <style:text-properties fo:font-size="20pt" style:font-size-asian="20pt" style:font-size-complex="20pt"/>
    </style:style>
    <style:style style:name="Vertikaler_20_Titel_20_und_20_Text-subtitle" style:display-name="Vertikaler Titel und Text-subtitle" style:family="presentation">
      <style:graphic-properties draw:stroke="none" draw:fill="none" draw:textarea-vertical-align="middle">
        <text:list-style style:name="Vertikaler_20_Titel_20_und_20_Text-subtitle" style:display-name="Vertikaler Titel u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title" style:display-name="Vertikaler Titel und Text-title" style:family="presentation">
      <style:graphic-properties draw:stroke="none" draw:fill="none" draw:textarea-vertical-align="middle" style:writing-mode="lr-tb">
        <text:list-style style:name="Vertikaler_20_Titel_20_und_20_Text-title" style:display-name="Vertikaler Titel u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 style:writing-mode="lr-tb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outline2" style:family="presentation" style:parent-style-name="Le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Leer-outline3" style:family="presentation" style:parent-style-name="Le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Leer-outline4" style:family="presentation" style:parent-style-name="Le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 style:writing-mode="lr-tb">
        <text:list-style style:name="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halt_20_mit_20_Überschrift-background" style:display-name="Inhalt mit Überschrift-background" style:family="presentation">
      <style:graphic-properties draw:stroke="none" draw:fill="solid" draw:fill-color="#ffffff"/>
      <style:text-properties style:letter-kerning="true"/>
    </style:style>
    <style:style style:name="Inhalt_20_mit_20_Überschrift-backgroundobjects" style:display-name="Inhalt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mit_20_Überschrift-notes" style:display-name="Inhalt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mit_20_Überschrift-outline1" style:display-name="Inhalt mit Überschrift-outline1" style:family="presentation">
      <style:graphic-properties draw:stroke="none" draw:fill="none" draw:auto-grow-height="false" draw:fit-to-size="false" style:shrink-to-fit="true" style:writing-mode="lr-tb">
        <text:list-style style:name="Inhalt_20_mit_20_Überschrift-outline1" style:display-name="Inhalt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halt_20_mit_20_Überschrift-outline2" style:display-name="Inhalt mit Überschrift-outline2" style:family="presentation" style:parent-style-name="Inhalt_20_mit_20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Inhalt_20_mit_20_Überschrift-outline3" style:display-name="Inhalt mit Überschrift-outline3" style:family="presentation" style:parent-style-name="Inhalt_20_mit_20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Inhalt_20_mit_20_Überschrift-outline4" style:display-name="Inhalt mit Überschrift-outline4" style:family="presentation" style:parent-style-name="Inhalt_20_mit_20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Inhalt_20_mit_20_Überschrift-outline5" style:display-name="Inhalt mit Überschrift-outline5" style:family="presentation" style:parent-style-name="Inhalt_20_mit_20_Überschrift-outline4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6" style:display-name="Inhalt mit Überschrift-outline6" style:family="presentation" style:parent-style-name="Inhalt_20_mit_20_Überschrift-outline5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7" style:display-name="Inhalt mit Überschrift-outline7" style:family="presentation" style:parent-style-name="Inhalt_20_mit_20_Überschrift-outline6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8" style:display-name="Inhalt mit Überschrift-outline8" style:family="presentation" style:parent-style-name="Inhalt_20_mit_20_Überschrift-outline7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9" style:display-name="Inhalt mit Überschrift-outline9" style:family="presentation" style:parent-style-name="Inhalt_20_mit_20_Überschrift-outline8">
      <style:paragraph-properties fo:margin-top="0.1cm" fo:margin-bottom="0cm"/>
      <style:text-properties fo:font-size="20pt" style:font-size-asian="20pt" style:font-size-complex="20pt"/>
    </style:style>
    <style:style style:name="Inhalt_20_mit_20_Überschrift-subtitle" style:display-name="Inhalt mit Überschrift-subtitle" style:family="presentation">
      <style:graphic-properties draw:stroke="none" draw:fill="none" draw:textarea-vertical-align="middle">
        <text:list-style style:name="Inhalt_20_mit_20_Überschrift-subtitle" style:display-name="Inhalt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mit_20_Überschrift-title" style:display-name="Inhalt mit Überschrift-title" style:family="presentation">
      <style:graphic-properties draw:stroke="none" draw:fill="none" draw:textarea-vertical-align="middle" style:writing-mode="lr-tb">
        <text:list-style style:name="Inhalt_20_mit_20_Überschrift-title" style:display-name="Inhalt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ffffff"/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33.8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5.655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vertikaler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655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vertikaler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9.642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el_20_und_20_vertikaler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vertikaler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el_20_und_20_vertikaler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kaler_20_Titel_20_u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5.655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kaler_20_Titel_20_u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9.642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kaler_20_Titel_20_u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kaler_20_Titel_20_u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kaler_20_Titel_20_u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655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5.655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655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Vergleich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655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Nur_20_Tite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655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Nur_20_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Le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Le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Le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Inhalt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5.655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Inhalt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Inhalt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Inhalt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Inhalt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Bild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5.655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9.642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Bild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9.642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1.905cm" style:writing-mode="lr-tb">
        <style:tab-stops/>
      </style:paragraph-properties>
      <style:text-properties fo:font-size="45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33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3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21pt" fo:hyphenate="false"/>
    </style:style>
    <style:style style:name="MP14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21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45pt" fo:hyphenate="false"/>
    </style:style>
    <style:style style:name="MP17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24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24pt" fo:hyphenate="false"/>
    </style:style>
    <style:style style:name="MP22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24pt" fo:hyphenate="false"/>
    </style:style>
    <style:style style:name="MP23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5pt" fo:letter-spacing="normal" fo:language="de" fo:country="DE" fo:font-style="normal" style:text-underline-style="none" fo:font-weight="normal" fo:background-color="transparent" style:font-size-asian="45pt" style:font-style-asian="normal" style:font-weight-asian="normal" style:font-size-complex="45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3pt" fo:letter-spacing="normal" fo:language="de" fo:country="DE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de" fo:country="DE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de" fo:country="DE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858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858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loext:theme loext:name="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16.192cm" svg:height="11.79cm" svg:x="1.429cm" svg:y="5.543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e Placeholder 3" presentation:style-name="Mpr2" draw:text-style-name="MP8" draw:layer="backgroundobjects" svg:width="4.285cm" svg:height="1.802cm" svg:x="1.31cm" svg:y="31.38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6.428cm" svg:height="1.802cm" svg:x="6.31cm" svg:y="31.389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4.285cm" svg:height="1.802cm" svg:x="13.454cm" svg:y="31.389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vertikaler_20_Text" style:display-name="Titel und vertikaler Text" style:page-layout-name="PM1" draw:style-name="Mdp1">
      <loext:theme loext:name="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16.43cm" svg:height="6.545cm" svg:x="1.31cm" svg:y="1.803cm" presentation:class="title" presentation:user-transformed="true">
        <draw:text-box>
          <text:p text:style-name="MP11"><text:span text:style-name="MT3">Titelmasterformat durch Klicken bearbeiten</text:span></text:p>
        </draw:text-box>
      </draw:frame>
      <draw:frame draw:name="Vertical Text Placeholder 2" presentation:style-name="Mpr6" draw:text-style-name="MP15" draw:layer="backgroundobjects" svg:width="16.43cm" svg:height="21.487cm" svg:x="1.31cm" svg:y="9.015cm" presentation:class="outline" presentation:user-transformed="true">
        <draw:text-box>
          <text:list text:style-name="ML5">
            <text:list-item>
              <text:p text:style-name="MP13"><text:span text:style-name="MT4">Formatvorlagen des Textmasters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4.285cm" svg:height="1.802cm" svg:x="1.31cm" svg:y="31.38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6.428cm" svg:height="1.802cm" svg:x="6.31cm" svg:y="31.389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4.285cm" svg:height="1.802cm" svg:x="13.454cm" svg:y="31.389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el_20_und_20_vertikaler_20_Text-title" draw:layer="backgroundobjects" svg:width="0cm" svg:height="0cm" svg:x="0cm" svg:y="2.257cm" presentation:class="page"/>
        <draw:frame presentation:style-name="Titel_20_und_20_vertikaler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kaler_20_Titel_20_und_20_Text" style:display-name="Vertikaler Titel und Text" style:page-layout-name="PM1" draw:style-name="Mdp1">
      <loext:theme loext:name="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4.107cm" svg:height="28.699cm" svg:x="13.633cm" svg:y="1.803cm" presentation:class="title" presentation:user-transformed="true">
        <draw:text-box>
          <text:p text:style-name="MP11"><text:span text:style-name="MT3">Titelmasterformat durch Klicken bearbeiten</text:span></text:p>
        </draw:text-box>
      </draw:frame>
      <draw:frame draw:name="Vertical Text Placeholder 2" presentation:style-name="Mpr11" draw:text-style-name="MP15" draw:layer="backgroundobjects" svg:width="12.084cm" svg:height="28.699cm" svg:x="1.31cm" svg:y="1.803cm" presentation:class="outline" presentation:user-transformed="true">
        <draw:text-box>
          <text:list text:style-name="ML5">
            <text:list-item>
              <text:p text:style-name="MP13"><text:span text:style-name="MT4">Formatvorlagen des Textmasters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4.285cm" svg:height="1.802cm" svg:x="1.31cm" svg:y="31.38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6.428cm" svg:height="1.802cm" svg:x="6.31cm" svg:y="31.389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4.285cm" svg:height="1.802cm" svg:x="13.454cm" svg:y="31.389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kaler_20_Titel_20_und_20_Text-title" draw:layer="backgroundobjects" svg:width="0cm" svg:height="0cm" svg:x="0cm" svg:y="2.257cm" presentation:class="page"/>
        <draw:frame presentation:style-name="Vertikaler_20_Titel_20_u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16.43cm" svg:height="6.545cm" svg:x="1.31cm" svg:y="1.803cm" presentation:class="title" presentation:user-transformed="true">
        <draw:text-box>
          <text:p text:style-name="MP11"><text:span text:style-name="MT3">Titelmasterformat durch Klicken bearbeiten</text:span></text:p>
        </draw:text-box>
      </draw:frame>
      <draw:frame draw:name="Content Placeholder 2" presentation:style-name="Mpr16" draw:text-style-name="MP15" draw:layer="backgroundobjects" svg:width="16.43cm" svg:height="21.487cm" svg:x="1.31cm" svg:y="9.015cm" presentation:class="outline" presentation:user-transformed="true">
        <draw:text-box>
          <text:list text:style-name="ML5">
            <text:list-item>
              <text:p text:style-name="MP13"><text:span text:style-name="MT4">Formatvorlagen des Textmasters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4.285cm" svg:height="1.802cm" svg:x="1.31cm" svg:y="31.38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6.428cm" svg:height="1.802cm" svg:x="6.31cm" svg:y="31.389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4.285cm" svg:height="1.802cm" svg:x="13.454cm" svg:y="31.389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0cm" svg:height="0cm" svg:x="0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16.43cm" svg:height="14.087cm" svg:x="1.3cm" svg:y="8.443cm" presentation:class="title" presentation:user-transformed="true">
        <draw:text-box>
          <text:p text:style-name="MP16"><text:span text:style-name="MT1">Titelmasterformat durch Klicken bearbeiten</text:span></text:p>
        </draw:text-box>
      </draw:frame>
      <draw:frame draw:name="Text Placeholder 2" presentation:style-name="Mpr21" draw:text-style-name="MP18" draw:layer="backgroundobjects" svg:width="16.43cm" svg:height="7.407cm" svg:x="1.3cm" svg:y="22.664cm" presentation:class="outline" presentation:user-transformed="true">
        <draw:text-box>
          <text:p text:style-name="MP17"><text:span text:style-name="MT5">Formatvorlagen des Textmasters bearbeiten</text:span></text:p>
        </draw:text-box>
      </draw:frame>
      <draw:frame draw:name="Date Placeholder 3" presentation:style-name="Mpr22" draw:text-style-name="MP8" draw:layer="backgroundobjects" svg:width="4.285cm" svg:height="1.802cm" svg:x="1.31cm" svg:y="31.38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6.428cm" svg:height="1.802cm" svg:x="6.31cm" svg:y="31.389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4.285cm" svg:height="1.802cm" svg:x="13.454cm" svg:y="31.389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Abschnitts-_a_überschrift-title" draw:layer="backgroundobjects" svg:width="0cm" svg:height="0cm" svg:x="0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16.43cm" svg:height="6.545cm" svg:x="1.31cm" svg:y="1.803cm" presentation:class="title" presentation:user-transformed="true">
        <draw:text-box>
          <text:p text:style-name="MP11"><text:span text:style-name="MT3">Titelmasterformat durch Klicken bearbeiten</text:span></text:p>
        </draw:text-box>
      </draw:frame>
      <draw:frame draw:name="Content Placeholder 2" presentation:style-name="Mpr26" draw:text-style-name="MP15" draw:layer="backgroundobjects" svg:width="8.095cm" svg:height="21.487cm" svg:x="1.31cm" svg:y="9.015cm" presentation:class="outline" presentation:user-transformed="true">
        <draw:text-box>
          <text:list text:style-name="ML5">
            <text:list-item>
              <text:p text:style-name="MP13"><text:span text:style-name="MT4">Formatvorlagen des Textmasters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8.095cm" svg:height="21.487cm" svg:x="9.644cm" svg:y="9.015cm" presentation:class="outline" presentation:user-transformed="true">
        <draw:text-box>
          <text:list text:style-name="ML5">
            <text:list-item>
              <text:p text:style-name="MP13"><text:span text:style-name="MT4">Formatvorlagen des Textmasters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4.285cm" svg:height="1.802cm" svg:x="1.31cm" svg:y="31.38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6.428cm" svg:height="1.802cm" svg:x="6.31cm" svg:y="31.389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4.285cm" svg:height="1.802cm" svg:x="13.454cm" svg:y="31.389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Zwei_20_Inhalte-title" draw:layer="backgroundobjects" svg:width="0cm" svg:height="0cm" svg:x="0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gleich" style:page-layout-name="PM1" draw:style-name="Mdp1">
      <loext:theme loext:name="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16.43cm" svg:height="6.545cm" svg:x="1.312cm" svg:y="1.803cm" presentation:class="title" presentation:user-transformed="true">
        <draw:text-box>
          <text:p text:style-name="MP11"><text:span text:style-name="MT3">Titelmasterformat durch Klicken bearbeiten</text:span></text:p>
        </draw:text-box>
      </draw:frame>
      <draw:frame draw:name="Text Placeholder 2" presentation:style-name="Mpr31" draw:text-style-name="MP18" draw:layer="backgroundobjects" svg:width="8.058cm" svg:height="4.068cm" svg:x="1.312cm" svg:y="8.302cm" presentation:class="outline" presentation:user-transformed="true">
        <draw:text-box>
          <text:p text:style-name="MP17"><text:span text:style-name="MT8">Formatvorlagen des Textmasters bearbeiten</text:span></text:p>
        </draw:text-box>
      </draw:frame>
      <draw:frame draw:name="Content Placeholder 3" presentation:style-name="Mpr32" draw:text-style-name="MP15" draw:layer="backgroundobjects" svg:width="8.058cm" svg:height="18.194cm" svg:x="1.312cm" svg:y="12.371cm" presentation:class="outline" presentation:user-transformed="true">
        <draw:text-box>
          <text:list text:style-name="ML5">
            <text:list-item>
              <text:p text:style-name="MP13"><text:span text:style-name="MT4">Formatvorlagen des Textmasters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8" draw:layer="backgroundobjects" svg:width="8.098cm" svg:height="4.068cm" svg:x="9.644cm" svg:y="8.302cm" presentation:class="outline" presentation:user-transformed="true">
        <draw:text-box>
          <text:p text:style-name="MP17"><text:span text:style-name="MT8">Formatvorlagen des Textmasters bearbeiten</text:span></text:p>
        </draw:text-box>
      </draw:frame>
      <draw:frame draw:name="Content Placeholder 5" presentation:style-name="Mpr32" draw:text-style-name="MP15" draw:layer="backgroundobjects" svg:width="8.098cm" svg:height="18.194cm" svg:x="9.644cm" svg:y="12.371cm" presentation:class="outline" presentation:user-transformed="true">
        <draw:text-box>
          <text:list text:style-name="ML5">
            <text:list-item>
              <text:p text:style-name="MP13"><text:span text:style-name="MT4">Formatvorlagen des Textmasters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4.285cm" svg:height="1.802cm" svg:x="1.31cm" svg:y="31.38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6.428cm" svg:height="1.802cm" svg:x="6.31cm" svg:y="31.389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4.285cm" svg:height="1.802cm" svg:x="13.454cm" svg:y="31.389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gleich-title" draw:layer="backgroundobjects" svg:width="0cm" svg:height="0cm" svg:x="0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Nur_20_Titel" style:display-name="Nur Titel" style:page-layout-name="PM1" draw:style-name="Mdp1">
      <loext:theme loext:name="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16.43cm" svg:height="6.545cm" svg:x="1.31cm" svg:y="1.803cm" presentation:class="title" presentation:user-transformed="true">
        <draw:text-box>
          <text:p text:style-name="MP11"><text:span text:style-name="MT3">Titelmasterformat durch Klicken bearbeiten</text:span></text:p>
        </draw:text-box>
      </draw:frame>
      <draw:frame draw:name="Date Placeholder 2" presentation:style-name="Mpr37" draw:text-style-name="MP8" draw:layer="backgroundobjects" svg:width="4.285cm" svg:height="1.802cm" svg:x="1.31cm" svg:y="31.38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6.428cm" svg:height="1.802cm" svg:x="6.31cm" svg:y="31.389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4.285cm" svg:height="1.802cm" svg:x="13.454cm" svg:y="31.389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Nur_20_Titel-title" draw:layer="backgroundobjects" svg:width="0cm" svg:height="0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er" style:page-layout-name="PM1" draw:style-name="Mdp1">
      <loext:theme loext:name="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4.285cm" svg:height="1.802cm" svg:x="1.31cm" svg:y="31.38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6.428cm" svg:height="1.802cm" svg:x="6.31cm" svg:y="31.389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4.285cm" svg:height="1.802cm" svg:x="13.454cm" svg:y="31.389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er-title" draw:layer="backgroundobjects" svg:width="0cm" svg:height="0cm" svg:x="0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mit_20_Überschrift" style:display-name="Inhalt mit Überschrift" style:page-layout-name="PM1" draw:style-name="Mdp1">
      <loext:theme loext:name="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20" draw:layer="backgroundobjects" svg:width="6.143cm" svg:height="7.901cm" svg:x="1.312cm" svg:y="2.258cm" presentation:class="title" presentation:user-transformed="true">
        <draw:text-box>
          <text:p text:style-name="MP19"><text:span text:style-name="MT9">Titelmasterformat durch Klicken bearbeiten</text:span></text:p>
        </draw:text-box>
      </draw:frame>
      <draw:frame draw:name="Content Placeholder 2" presentation:style-name="Mpr44" draw:text-style-name="MP20" draw:layer="backgroundobjects" svg:width="9.643cm" svg:height="24.066cm" svg:x="8.099cm" svg:y="4.876cm" presentation:class="outline" presentation:user-transformed="true">
        <draw:text-box>
          <text:list text:style-name="ML5">
            <text:list-item>
              <text:p text:style-name="MP21"><text:span text:style-name="MT10">Formatvorlagen des Textmasters bearbeiten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4" draw:layer="backgroundobjects" svg:width="6.143cm" svg:height="18.822cm" svg:x="1.312cm" svg:y="10.16cm" presentation:class="outline" presentation:user-transformed="true">
        <draw:text-box>
          <text:p text:style-name="MP23"><text:span text:style-name="MT11">Formatvorlagen des Textmasters bearbeiten</text:span></text:p>
        </draw:text-box>
      </draw:frame>
      <draw:frame draw:name="Date Placeholder 4" presentation:style-name="Mpr45" draw:text-style-name="MP8" draw:layer="backgroundobjects" svg:width="4.285cm" svg:height="1.802cm" svg:x="1.31cm" svg:y="31.38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6.428cm" svg:height="1.802cm" svg:x="6.31cm" svg:y="31.389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4.285cm" svg:height="1.802cm" svg:x="13.454cm" svg:y="31.389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nhalt_20_mit_20_Überschrift-title" draw:layer="backgroundobjects" svg:width="0cm" svg:height="0cm" svg:x="0cm" svg:y="2.257cm" presentation:class="page"/>
        <draw:frame presentation:style-name="Inhalt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loext:theme loext:name="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20" draw:layer="backgroundobjects" svg:width="6.143cm" svg:height="7.901cm" svg:x="1.312cm" svg:y="2.258cm" presentation:class="title" presentation:user-transformed="true">
        <draw:text-box>
          <text:p text:style-name="MP19"><text:span text:style-name="MT9">Titelmasterformat durch Klicken bearbeiten</text:span></text:p>
        </draw:text-box>
      </draw:frame>
      <draw:frame draw:name="Picture Placeholder 2" presentation:style-name="Mpr49" draw:text-style-name="MP20" draw:layer="backgroundobjects" svg:width="9.643cm" svg:height="24.066cm" svg:x="8.099cm" svg:y="4.876cm" presentation:class="outline" presentation:user-transformed="true">
        <draw:text-box>
          <text:p text:style-name="MP25"><text:span text:style-name="MT10">Bild durch Klicken auf Symbol hinzufügen</text:span></text:p>
        </draw:text-box>
      </draw:frame>
      <draw:frame draw:name="Text Placeholder 3" presentation:style-name="Mpr50" draw:text-style-name="MP24" draw:layer="backgroundobjects" svg:width="6.143cm" svg:height="18.822cm" svg:x="1.312cm" svg:y="10.16cm" presentation:class="outline" presentation:user-transformed="true">
        <draw:text-box>
          <text:p text:style-name="MP23"><text:span text:style-name="MT11">Formatvorlagen des Textmasters bearbeiten</text:span></text:p>
        </draw:text-box>
      </draw:frame>
      <draw:frame draw:name="Date Placeholder 4" presentation:style-name="Mpr51" draw:text-style-name="MP8" draw:layer="backgroundobjects" svg:width="4.285cm" svg:height="1.802cm" svg:x="1.31cm" svg:y="31.38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1" draw:text-style-name="MP8" draw:layer="backgroundobjects" svg:width="6.428cm" svg:height="1.802cm" svg:x="6.31cm" svg:y="31.389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1" draw:text-style-name="MP8" draw:layer="backgroundobjects" svg:width="4.285cm" svg:height="1.802cm" svg:x="13.454cm" svg:y="31.389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ild_20_mit_20_Überschrift-title" draw:layer="backgroundobjects" svg:width="0cm" svg:height="0cm" svg:x="0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Kaschek, Lars</meta:initial-creator>
    <meta:editing-cycles>10</meta:editing-cycles>
    <meta:creation-date>2025-11-10T09:30:53</meta:creation-date>
    <dc:date>2025-11-23T15:22:35.559245095</dc:date>
    <meta:editing-duration>PT46S</meta:editing-duration>
    <meta:generator>LibreOffice/24.2.7.2$Linux_X86_64 LibreOffice_project/420$Build-2</meta:generator>
    <meta:document-statistic meta:object-count="177"/>
    <meta:user-defined meta:name="AppVersion">16.0000</meta:user-defined>
    <meta:user-defined meta:name="PresentationFormat">Breitbild</meta:user-defined>
    <meta:user-defined meta:name="Slides" meta:value-type="float">1</meta:user-defined>
    <meta:template xlink:type="simple" xlink:actuate="onRequest" xlink:title="Office Theme" xlink:href=""/>
  </office:meta>
</office:document-meta>
</file>